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Heading_20_2">
      <style:text-properties fo:font-style="italic" fo:font-weight="bold" style:font-style-asian="italic" style:font-weight-asian="bold" style:font-style-complex="italic" style:font-weight-complex="bold"/>
    </style:style>
    <style:style style:name="P12" style:family="paragraph" style:parent-style-name="Text_20_body_20_indent" style:list-style-name="L1"/>
    <style:style style:name="P13" style:family="paragraph" style:parent-style-name="Text_20_body_20_indent" style:list-style-name="L1">
      <style:text-properties fo:font-size="12pt" style:font-size-asian="12pt" style:font-size-complex="12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7" style:family="paragraph" style:parent-style-name="Text_20_body" style:list-style-name="L1">
      <style:text-properties fo:font-style="normal" fo:font-weight="bold" style:font-style-asian="normal" style:font-weight-asian="bold" style:font-style-complex="normal" style:font-weight-complex="bold"/>
    </style:style>
    <style:style style:name="P18" style:family="paragraph" style:parent-style-name="Standard" style:list-style-name="L1"/>
    <style:style style:name="P19"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20"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21"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22"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23"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29"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1"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3" fo:font-size="12pt" style:font-size-asian="12pt" style:font-size-complex="12pt"/>
    </style:style>
    <style:style style:name="T20" style:family="text">
      <style:text-properties style:font-name="Palatino3" fo:font-size="12pt" fo:language="en" fo:country="US" style:font-size-asian="12pt" style:font-size-complex="12pt"/>
    </style:style>
    <style:style style:name="T21" style:family="text">
      <style:text-properties style:text-position="super 58%"/>
    </style:style>
    <style:style style:name="T22" style:family="text">
      <style:text-properties fo:color="#ff3333"/>
    </style:style>
    <style:style style:name="T23" style:family="text">
      <style:text-properties fo:color="#ff3333" fo:font-weight="normal" style:font-weight-asian="normal" style:font-weight-complex="normal"/>
    </style:style>
    <style:style style:name="T24" style:family="text">
      <style:text-properties fo:color="#ff3333" style:font-name="Palatino3" fo:font-size="12pt" fo:language="en" fo:country="US"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text:p>
      <text:p text:style-name="P4"/>
      <text:p text:style-name="P4">12<text:span text:style-name="T21">th</text:span> of July 2018</text:p>
      <text:p text:style-name="P4"/>
      <text:p text:style-name="P4">Nico Krause</text:p>
      <text:p text:style-name="P3"><text:span text:style-name="T10">(</text:span><text:a xlink:type="simple" xlink:href="mailto:nico@le-space.de" text:style-name="Internet_20_link" text:visited-style-name="Visited_20_Internet_20_Link">nico@le-space.de</text:a><text:span text:style-name="T10">)</text:span></text:p>
      <text:p text:style-name="P4"/>
      <text:p text:style-name="P4"/>
      <text:p text:style-name="P3"><text:a xlink:type="simple" xlink:href="http://www.doichain.org/" text:style-name="Internet_20_link" text:visited-style-name="Visited_20_Internet_20_Link"><text:span text:style-name="T10">www.doichain.org</text:span></text:a></text:p>
      <text:p text:style-name="P4"/>
      <text:p text:style-name="P4"/>
      <text:p text:style-name="P5"/>
      <text:p text:style-name="P6"><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14">1.Summary<text:tab/>2</text:p>
          <text:p text:style-name="P15">Problem and challenge<text:tab/>2</text:p>
          <text:p text:style-name="P15">Affected parties<text:tab/>3</text:p>
          <text:p text:style-name="P15">Solutions with the aid of a blockchain<text:tab/>4</text:p>
          <text:p text:style-name="P14">2.Background and motivation<text:tab/>4</text:p>
          <text:p text:style-name="P14">3.Doichain dApp<text:tab/>4</text:p>
          <text:p text:style-name="P15">The machine2machine interface:<text:tab/>4</text:p>
          <text:p text:style-name="P15">The human interface<text:tab/>6</text:p>
          <text:p text:style-name="P14">4.Doichain Node<text:tab/>7</text:p>
          <text:p text:style-name="P14">5.The Atomic Double-Opt-In<text:tab/>8</text:p>
          <text:p text:style-name="P15">Sceneario with three players Alice (website owner), Peter (internet user), Bob (mail provider). <text:tab/>8</text:p>
          <text:p text:style-name="P15">Sequence Diagram<text:tab/>9</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60064799090615106" text:style-name="Numbering_20_1">
        <text:list-item>
          <text:h text:style-name="Heading_20_1" text:outline-level="1"><text:soft-page-break/>Summary</text:h>
        </text:list-item>
      </text:list>
      <text:h text:style-name="Heading_20_2" text:outline-level="2"><text:bookmark text:name="docs-internal-guid-55acbd25-69af-66f0-a597-529a8eb7be9e"/>Problem and challenge</text:h>
      <text:list xml:id="list7559660840418055407" text:style-name="L1">
        <text:list-item>
          <text:list>
            <text:list-header>
              <text:p text:style-name="P20">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20"><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1479184148" text:continue-numbering="true" text:style-name="L1">
        <text:list-item>
          <text:list>
            <text:list-item>
              <text:list>
                <text:list-item>
                  <text:p text:style-name="P21">Owner of an email address</text:p>
                  <text:p text:style-name="P22"><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22"><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22"><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oft-page-break/><text:span text:style-name="T4">significantly damage the reputation and complicates email marketing or even renders it impossible.<text:line-break/></text:span></text:p>
                </text:list-item>
                <text:list-item>
                  <text:p text:style-name="P22"><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22"><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20"/>
                </text:list-item>
                <text:list-item>
                  <text:p text:style-name="P21">Courts</text:p>
                  <text:p text:style-name="P20">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1954826768" text:continue-list="list1479184148" text:style-name="L1">
        <text:list-item>
          <text:list>
            <text:list-item>
              <text:list>
                <text:list-item text:start-value="1">
                  <text:p text:style-name="P20">The owner of an email address registers himself in an online-form and confirms his agreement.</text:p>
                </text:list-item>
                <text:list-item>
                  <text:p text:style-name="P20">The Address generators send the email addresses to a decentralized app (dApp) from the affected mail server provider. Next up the appropriate Single-Opt-In entry (SOI) takes place in the DOIChain.</text:p>
                </text:list-item>
                <text:list-item>
                  <text:p text:style-name="P20">The receiving node's DApp sends and email to the receiver and prompts him to confirm the asserted agreement with a click on a link.</text:p>
                </text:list-item>
                <text:list-item>
                  <text:p text:style-name="P20">The email receiver clicks on the DOI-link.</text:p>
                </text:list-item>
                <text:list-item>
                  <text:p text:style-name="P20">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998723327" text:continue-list="list3060064799090615106" text:style-name="Numbering_20_1">
        <text:list-item>
          <text:h text:style-name="Heading_20_1" text:outline-level="1"><text:soft-page-break/>Background and motivation</text:h>
        </text:list-item>
      </text:list>
      <text:list xml:id="list1388320941" text:continue-list="list1954826768" text:style-name="L1">
        <text:list-header>
          <text:p text:style-name="P16">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list xml:id="list1677779736" text:continue-list="list998723327" text:style-name="Numbering_20_1">
        <text:list-item>
          <text:h text:style-name="Heading_20_1" text:outline-level="1">Doichain dApp</text:h>
        </text:list-item>
      </text:list>
      <text:list xml:id="list413803199" text:continue-list="list1388320941" text:style-name="L1">
        <text:list-header>
          <text:p text:style-name="P23">The dApp works as an interface for the blockchain, that is readable and writable by both humans and machines.</text:p>
        </text:list-header>
      </text:list>
      <text:h text:style-name="Heading_20_2" text:outline-level="2"><text:span text:style-name="T14">The machine2machine interface</text:span>:</text:h>
      <text:list xml:id="list1815865611" text:continue-numbering="true" text:style-name="L1">
        <text:list-header>
          <text:p text:style-name="P17">A REST-API for three different modes</text:p>
          <text:list text:continue-numbering="true">
            <text:list-item>
              <text:p text:style-name="P23"><text:span text:style-name="T17">Send-Mode: </text:span><text:span text:style-name="T16">I</text:span>s used by parties which store and send SOIs (Single-Opt-In), request unconfirmed and export confirmed DOIs (Double-Opt-In). (For simplicity we call this party Alice)</text:p>
              <text:list>
                <text:list-item>
                  <text:p text:style-name="P25">URL /opt-in (POST, authentication required) (Parameter: sender email, recipient email, auth token, userId):</text:p>
                  <text:p text:style-name="P23">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pan text:style-name="T22">TXT value</text:span>). <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5">URL /opt-in (PUT) (Parameter: nameId of DOI, signature of DOI):</text:p>
                  <text:p text:style-name="P23">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line-break/></text:p>
                </text:list-item>
              </text:list>
            </text:list-item>
          </text:list>
        </text:list-header>
      </text:list>
      <text:p text:style-name="P8"/>
      <text:p text:style-name="P8"/>
      <text:p text:style-name="P8"/>
      <text:p text:style-name="P8"/>
      <text:p text:style-name="P8"/>
      <text:p text:style-name="P8"/>
      <text:list xml:id="list1940765564" text:continue-numbering="true" text:style-name="L1">
        <text:list-item>
          <text:list>
            <text:list-item>
              <text:list>
                <text:list-item>
                  <text:p text:style-name="P25"><text:soft-page-break/>URL /doi-mail (GET) (Parameter: nameId of DOI, signature DOI):</text:p>
                  <text:p text:style-name="P23">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3"><text:span text:style-name="T18">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3"/>
                    </text:list-header>
                  </text:list>
                </text:list-item>
              </text:list>
            </text:list-item>
            <text:list-item>
              <text:p text:style-name="P26">Confirm-Mode: <text:span text:style-name="T9">Is used by the party, which receives unconfirmed SOI transactions (Bob/Peter) and transfers confirmed DOI's back to Alice </text:span></text:p>
              <text:list>
                <text:list-item>
                  <text:p text:style-name="P25">URL /opt-in/confirm/:hash (GET)</text:p>
                  <text:p text:style-name="P23">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5">URL /walletNotify (GET) (Parameter: tx – the transaction id of an incoming SOI)<text:line-break/><text:span text:style-name="T9">Is called by a script of Bob's Doichain node (walletnotify), as soon as a transaction arrives. Alice read Bob´s public key (Doichain address) from the </text:span><text:span text:style-name="T23">DNS TXT value</text:span><text:span text:style-name="T9">.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6">Verify-Mode: <text:span text:style-name="T9">Can be used by all involved parties to verify and validate a given DOI permission. In the future it can be used by a SMTP filter, to validate an incoming email containing special </text:span><text:span text:style-name="T23">DOI-SMTP-headers</text:span><text:span text:style-name="T9">.</text:span></text:p>
              <text:list>
                <text:list-item>
                  <text:p text:style-name="P23"><text:span text:style-name="T17">URL /verify (GET) (Parameter: name_id, signature, sender_email, recipient_email) </text:span><text:span text:style-name="T14"><text:line-break/></text:span><text:span text:style-name="T16">Reads the DOI-entry from the Doichain via the name_id (given in the SMTP-DOI-header). It validates two signatures: </text:span></text:p>
                  <text:list>
                    <text:list-item>
                      <text:list>
                        <text:list-item>
                          <text:p text:style-name="P27">The SOI-signature gets validated via public key given in the SMTP-DOI-Header using a string built from sender_email and recipient_email.</text:p>
                        </text:list-item>
                        <text:list-item>
                          <text:p text:style-name="P31"><text:span text:style-name="T20">The DOI-signature gets validated via public key given by the </text:span><text:span text:style-name="T24">DNS TXT attribute</text:span><text:span text:style-name="T20"> using a string built from the first signature.<text:line-break/> </text:span></text:p>
                        </text:list-item>
                      </text:list>
                    </text:list-item>
                  </text:list>
                </text:list-item>
              </text:list>
            </text:list-item>
          </text:list>
        </text:list-item>
      </text:list>
      <text:h text:style-name="P11" text:outline-level="2"><text:soft-page-break/>The human interface</text:h>
      <text:list xml:id="list895268869" text:continue-list="list1940765564" text:style-name="L1">
        <text:list-item>
          <text:list>
            <text:list-item>
              <text:list>
                <text:list-item text:start-value="1">
                  <text:p text:style-name="P23">Account Balance (Doi)</text:p>
                </text:list-item>
                <text:list-item>
                  <text:p text:style-name="P23">Query NameId's and DOI's</text:p>
                </text:list-item>
                <text:list-item>
                  <text:p text:style-name="P23">Wallet Transactions </text:p>
                </text:list-item>
                <text:list-item>
                  <text:p text:style-name="P23">Wallet Accounts &amp; Adresses</text:p>
                </text:list-item>
                <text:list-item>
                  <text:p text:style-name="P23">Walletfunctions (e.g. sendToAddress, MultiSig)</text:p>
                </text:list-item>
                <text:list-item>
                  <text:p text:style-name="P23">Verify DOI's with sender and recipient address, public key and nameId</text:p>
                </text:list-item>
                <text:list-item>
                  <text:p text:style-name="P23">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90999405" text:continue-list="list1677779736" text:style-name="Numbering_20_1">
        <text:list-item>
          <text:h text:style-name="Heading_20_1" text:outline-level="1"><text:soft-page-break/>Doichain Node</text:h>
        </text:list-item>
      </text:list>
      <text:list xml:id="list434665684" text:continue-list="list895268869" text:style-name="L1">
        <text:list-header>
          <text:p text:style-name="P18"><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4">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 will be <text:tab/><text:tab/><text:tab/><text:tab/><text:tab/>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64332898" text:continue-list="list2090999405" text:style-name="Numbering_20_1">
        <text:list-item>
          <text:h text:style-name="Heading_20_1" text:outline-level="1"><text:soft-page-break/>The Atomic Double-Opt-In</text:h>
        </text:list-item>
      </text:list>
      <text:list xml:id="list76900047" text:continue-list="list434665684" text:style-name="L1">
        <text:list-header>
          <text:p text:style-name="P23">A Double-Opt-In (DOI) is a two step procedure required by European Data Protection Law when a website onwer collects email addresses from website users in order to send them an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23"/>
          <text:p text:style-name="P23">Doichain steps in here and for a first quick overview and easier understanding we assume a simple scenario:<text:line-break/></text:p>
        </text:list-header>
      </text:list>
      <text:h text:style-name="Heading_20_2" text:outline-level="2">Sceneario with three players Alice (website owner), Peter (internet user), Bob (mail provider). </text:h>
      <text:p text:style-name="Text_20_body_20_indent">Alice owns a website with connected Doichain node and Doichain dApp. She wants to send a newsletter to Peter. We further assume the email of Peter is hosted with Bob' mail-server with connected Doichain Node and dApp.<text:line-break/></text:p>
      <text:list xml:id="list251483439" text:continue-list="list76900047" text:style-name="L1">
        <text:list-item text:start-value="1">
          <text:p text:style-name="P12">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2"><text:span text:style-name="T9">The Doichain dApp, generates unique Hash-key, which we call historically correct </text:span><text:span text:style-name="T13">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text:span><text:span text:style-name="T9">key pair for Peter, since we assume he doesn't have a Doichain wallet nor Doichain node yet.<text:line-break/><text:line-break/></text:span><text:span text:style-name="T15">We create a signature over a text string using Peter's interim private key over the email address of sender and recipient (here Alice's and Bob's).</text:span><text:span text:style-name="T9"><text:line-break/><text:line-break/>Now, we execute the </text:span><text:span text:style-name="T13">name_doi</text:span><text:span text:style-name="T9"> Doichain RPC command on the blockchain which initially stores the single-opt-in (SOI) inside the blockchain. It will be able to to be found by the </text:span><text:span text:style-name="T13">NameID</text:span><text:span text:style-name="T15"> and the signature can be verified by public key of Peter.</text:span><text:span text:style-name="T9"><text:line-break/></text:span><text:soft-page-break/><text:span text:style-name="T9"><text:line-break/>Bob's mail-server has a connected Doichain node ( and public-key), which we published via a </text:span><text:span text:style-name="T13">DNS TXT record</text:span><text:span text:style-name="T9">. <text:s/>We send the name_op transaction NameID which points to the SOI to and address of this public key. As we would send money on the Bitcoin network, the transaction gets broadcasted all over the connected Doichain nodes. <text:line-break/><text:tab/></text:span></text:p>
        </text:list-item>
        <text:list-item>
          <text:p text:style-name="P12"><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3">name_doi </text:span><text:span text:style-name="T9">command on the Doichain by signing the DOI with the private key of Bob's mail-server connected Doichain node.<text:line-break/></text:span></text:p>
        </text:list-item>
        <text:list-item>
          <text:p text:style-name="P12">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3">Bob's SMTP Server has an installed smtp filter to lookup Doichain NameId's. It receives the email from Alice and filters out the <text:s/>DOICHAIN_NAMEID and DOICHAIN_PUBLICKEY SMTP-headers and verifies it by contacting the local Doichain dApp via REST URL /verify. If the signature of the DOI is valid and corresponds with the senders and recipients email address, the email is eventually delivered to Bob's Inbox.</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Sequence Diagram</text:h>
      <text:list xml:id="list1011890981" text:continue-numbering="true" text:style-name="L1">
        <text:list-item>
          <text:list>
            <text:list-header>
              <text:p text:style-name="P2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12T19:14:14</dc:date>
    <meta:editing-duration>P6DT9H7M54S</meta:editing-duration>
    <meta:editing-cycles>227</meta:editing-cycles>
    <meta:generator>OpenOffice/4.1.5$Unix OpenOffice.org_project/415m1$Build-9789</meta:generator>
    <meta:document-statistic meta:table-count="0" meta:image-count="0" meta:object-count="0" meta:page-count="11" meta:paragraph-count="97" meta:word-count="2461" meta:character-count="15548"/>
    <dc:creator>Nico Krause</dc:creator>
  </office:meta>
</office:document-meta>
</file>